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list-style-name="L1"/>
    <style:style style:name="P2" style:family="paragraph" style:parent-style-name="Standard">
      <style:paragraph-properties fo:margin-top="0cm" fo:margin-bottom="0cm"/>
    </style:style>
    <style:style style:name="P3" style:family="paragraph" style:parent-style-name="Heading_20_1">
      <style:text-properties style:font-name="Times" fo:font-size="12pt" fo:language="en" fo:country="GB" style:font-name-asian="HG Mincho Light J" style:font-size-asian="12pt" style:font-name-complex="Tahoma" style:font-size-complex="12pt"/>
    </style:style>
    <style:style style:name="P4" style:family="paragraph" style:parent-style-name="Heading_20_2">
      <style:text-properties style:font-name="Times" fo:font-size="12pt" style:font-size-asian="12pt" style:font-size-complex="12pt"/>
    </style:style>
    <style:style style:name="P5" style:family="paragraph" style:parent-style-name="Heading_20_2">
      <style:paragraph-properties fo:margin-top="0.423cm" fo:margin-bottom="0.212cm" fo:keep-with-next="always"/>
      <style:text-properties style:font-name="Times" fo:font-size="12pt" style:font-name-asian="HG Mincho Light J" style:font-size-asian="12pt" style:font-name-complex="Tahoma" style:font-size-complex="12pt"/>
    </style:style>
    <style:style style:name="T1" style:family="text">
      <style:text-properties style:font-name-asian="FreeMono" style:font-name-complex="FreeMono"/>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Ingredients</text:h>
      <text:p text:style-name="P2"><text:span text:style-name="T1">25g butter</text:span></text:p>
      <text:p text:style-name="Text_20_body"><text:span text:style-name="T1">1 tablespoon olive oil<text:line-break/>2 leeks (white part only), finely chopped<text:line-break/>1 bay leaf<text:line-break/>1 garlic clove, crushed<text:line-break/>pared rind and juice of 1 lemon, and extra wedges to serve<text:line-break/>2 x 180g skinless chicken breast fillets, cut into thin strips<text:line-break/>1¼ (250g) basmati rice<text:line-break/>2 cups (500ml) chicken or vegetable stock<text:line-break/>2 tablespoon chopped basil leaves<text:line-break/>6-8 char grilled artichoke hearts, quartered</text:span></text:p>
      <text:h text:style-name="P4" text:outline-level="2">Method</text:h>
      <text:list xml:id="list1408448916" text:style-name="L1">
        <text:list-item>
          <text:p text:style-name="P1">Melt butter and oil in a large saucepan over a low heat</text:p>
        </text:list-item>
        <text:list-item>
          <text:p text:style-name="P1">Add leeks, bay leaf and garlic and cook for ~5 minutes, stirring occasionally</text:p>
        </text:list-item>
        <text:list-item>
          <text:p text:style-name="P1">Add lemon rind and chicken to saucepan and cook for ~5 minutes</text:p>
        </text:list-item>
        <text:list-item>
          <text:p text:style-name="P1">Add rice, stir well to coat grains, then add stock and half lemon juice</text:p>
        </text:list-item>
        <text:list-item>
          <text:p text:style-name="P1">Increase heat and bring to boil, then reduce heat to low, cover and cook for ~12 minutes</text:p>
        </text:list-item>
        <text:list-item>
          <text:p text:style-name="P1">Remove from heat and leave covered for ~10 minutes</text:p>
        </text:list-item>
        <text:list-item>
          <text:p text:style-name="P1">Stir in chopped basil, artichoke hearts and remaining lemon juice</text:p>
        </text:list-item>
        <text:list-item>
          <text:p text:style-name="P1">Serve with fresh ground pepper and lemon wedges</text:p>
        </text:list-item>
      </text:list>
      <text:h text:style-name="P5" text:outline-level="2">Serves 4-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Chicken &amp; Artichoke Rice</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12-06-23T14:28:56</meta:creation-date>
    <dc:language>en-AU</dc:language>
    <meta:editing-cycles>2</meta:editing-cycles>
    <meta:editing-duration>PT11M31S</meta:editing-duration>
    <meta:initial-creator>Frank Jung</meta:initial-creator>
    <meta:document-statistic meta:table-count="0" meta:image-count="0" meta:object-count="0" meta:page-count="1" meta:paragraph-count="14" meta:word-count="177" meta:character-count="957" meta:non-whitespace-character-count="803"/>
    <dc:date>2012-06-23T14:40:25</dc:date>
    <dc:creator>Frank Jung</dc:creator>
    <meta:user-defined meta:name="Info 1"/>
    <meta:user-defined meta:name="Info 2"/>
    <meta:user-defined meta:name="Info 3"/>
    <meta:user-defined meta:name="Info 4"/>
  </office:meta>
</office:document-meta>
</file>